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32cm"/>
    </style:style>
    <style:style style:name="co2" style:family="table-column">
      <style:table-column-properties fo:break-before="auto" style:column-width="5.022cm"/>
    </style:style>
    <style:style style:name="co3" style:family="table-column">
      <style:table-column-properties fo:break-before="auto" style:column-width="3.343cm"/>
    </style:style>
    <style:style style:name="co4" style:family="table-column">
      <style:table-column-properties fo:break-before="auto" style:column-width="4.16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GUI Library Raw</text:p>
          </table:table-cell>
          <table:table-cell office:value-type="string" calcext:value-type="string">
            <text:p>Link Raw</text:p>
          </table:table-cell>
          <table:table-cell office:value-type="string" calcext:value-type="string">
            <text:p>GUI Library Nam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kinter</text:p>
          </table:table-cell>
          <table:table-cell office:value-type="string" calcext:value-type="string">
            <text:p><text:a xlink:href="https://docs.python.org/3/library/tkinter.html" xlink:type="simple">https://docs.python.org/3/library/tkinter.html</text:a></text:p>
          </table:table-cell>
          <table:table-cell table:formula="of:=COM.MICROSOFT.CONCAT(&quot;[&quot;;[.B2];&quot;][&quot;;[.A2];&quot;]&quot;)" office:value-type="string" office:string-value="[Tkinter][1]" calcext:value-type="string">
            <text:p>[Tkinter][1]</text:p>
          </table:table-cell>
          <table:table-cell table:formula="of:=COM.MICROSOFT.CONCAT(&quot;[&quot;;[.A2];&quot;]: &quot;;[.C2])" office:value-type="string" office:string-value="[1]: https://docs.python.org/3/library/tkinter.html" calcext:value-type="string">
            <text:p>[1]: https://docs.python.org/3/library/tkinter.htm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PyQt</text:p>
          </table:table-cell>
          <table:table-cell office:value-type="string" calcext:value-type="string">
            <text:p>https://doc.qt.io/qtforpython-5/contents.html</text:p>
          </table:table-cell>
          <table:table-cell table:formula="of:=COM.MICROSOFT.CONCAT(&quot;[&quot;;[.B3];&quot;][&quot;;[.A3];&quot;]&quot;)" office:value-type="string" office:string-value="[PyQt][2]" calcext:value-type="string">
            <text:p>[PyQt][2]</text:p>
          </table:table-cell>
          <table:table-cell table:formula="of:=COM.MICROSOFT.CONCAT(&quot;[&quot;;[.A3];&quot;]: &quot;;[.C3])" office:value-type="string" office:string-value="[2]: https://doc.qt.io/qtforpython-5/contents.html" calcext:value-type="string">
            <text:p>[2]: https://doc.qt.io/qtforpython-5/contents.htm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Kivy</text:p>
          </table:table-cell>
          <table:table-cell office:value-type="string" calcext:value-type="string">
            <text:p>https://kivy.org/doc/stable/</text:p>
          </table:table-cell>
          <table:table-cell table:formula="of:=COM.MICROSOFT.CONCAT(&quot;[&quot;;[.B4];&quot;][&quot;;[.A4];&quot;]&quot;)" office:value-type="string" office:string-value="[Kivy][3]" calcext:value-type="string">
            <text:p>[Kivy][3]</text:p>
          </table:table-cell>
          <table:table-cell table:formula="of:=COM.MICROSOFT.CONCAT(&quot;[&quot;;[.A4];&quot;]: &quot;;[.C4])" office:value-type="string" office:string-value="[3]: https://kivy.org/doc/stable/" calcext:value-type="string">
            <text:p>[3]: https://kivy.org/doc/stable/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PySimpleGUI</text:p>
          </table:table-cell>
          <table:table-cell office:value-type="string" calcext:value-type="string">
            <text:p><text:a xlink:href="https://www.pysimplegui.org/en/latest/" xlink:type="simple">https://www.pysimplegui.org/en/latest/</text:a></text:p>
          </table:table-cell>
          <table:table-cell table:formula="of:=COM.MICROSOFT.CONCAT(&quot;[&quot;;[.B5];&quot;][&quot;;[.A5];&quot;]&quot;)" office:value-type="string" office:string-value="[PySimpleGUI][4]" calcext:value-type="string">
            <text:p>[PySimpleGUI][4]</text:p>
          </table:table-cell>
          <table:table-cell table:formula="of:=COM.MICROSOFT.CONCAT(&quot;[&quot;;[.A5];&quot;]: &quot;;[.C5])" office:value-type="string" office:string-value="[4]: https://www.pysimplegui.org/en/latest/" calcext:value-type="string">
            <text:p>[4]: https://www.pysimplegui.org/en/latest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WxPython</text:p>
          </table:table-cell>
          <table:table-cell office:value-type="string" calcext:value-type="string">
            <text:p>https://www.wxpython.org/</text:p>
          </table:table-cell>
          <table:table-cell table:formula="of:=COM.MICROSOFT.CONCAT(&quot;[&quot;;[.B6];&quot;][&quot;;[.A6];&quot;]&quot;)" office:value-type="string" office:string-value="[WxPython][5]" calcext:value-type="string">
            <text:p>[WxPython][5]</text:p>
          </table:table-cell>
          <table:table-cell table:formula="of:=COM.MICROSOFT.CONCAT(&quot;[&quot;;[.A6];&quot;]: &quot;;[.C6])" office:value-type="string" office:string-value="[5]: https://www.wxpython.org/" calcext:value-type="string">
            <text:p>[5]: https://www.wxpython.org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PyGObject</text:p>
          </table:table-cell>
          <table:table-cell office:value-type="string" calcext:value-type="string">
            <text:p>https://pygobject.readthedocs.io/en/latest/</text:p>
          </table:table-cell>
          <table:table-cell table:formula="of:=COM.MICROSOFT.CONCAT(&quot;[&quot;;[.B7];&quot;][&quot;;[.A7];&quot;]&quot;)" office:value-type="string" office:string-value="[PyGObject][6]" calcext:value-type="string">
            <text:p>[PyGObject][6]</text:p>
          </table:table-cell>
          <table:table-cell table:formula="of:=COM.MICROSOFT.CONCAT(&quot;[&quot;;[.A7];&quot;]: &quot;;[.C7])" office:value-type="string" office:string-value="[6]: https://pygobject.readthedocs.io/en/latest/" calcext:value-type="string">
            <text:p>[6]: https://pygobject.readthedocs.io/en/latest/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Remi</text:p>
          </table:table-cell>
          <table:table-cell office:value-type="string" calcext:value-type="string">
            <text:p>https://github.com/rawpython/remi</text:p>
          </table:table-cell>
          <table:table-cell table:formula="of:=COM.MICROSOFT.CONCAT(&quot;[&quot;;[.B8];&quot;][&quot;;[.A8];&quot;]&quot;)" office:value-type="string" office:string-value="[Remi][7]" calcext:value-type="string">
            <text:p>[Remi][7]</text:p>
          </table:table-cell>
          <table:table-cell table:formula="of:=COM.MICROSOFT.CONCAT(&quot;[&quot;;[.A8];&quot;]: &quot;;[.C8])" office:value-type="string" office:string-value="[7]: https://github.com/rawpython/remi" calcext:value-type="string">
            <text:p>[7]: https://github.com/rawpython/rem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Libavg</text:p>
          </table:table-cell>
          <table:table-cell office:value-type="string" calcext:value-type="string">
            <text:p><text:a xlink:href="https://www.libavg.de/reference/current/" xlink:type="simple">https://www.libavg.de/reference/current/</text:a></text:p>
          </table:table-cell>
          <table:table-cell table:formula="of:=COM.MICROSOFT.CONCAT(&quot;[&quot;;[.B9];&quot;][&quot;;[.A9];&quot;]&quot;)" office:value-type="string" office:string-value="[Libavg][8]" calcext:value-type="string">
            <text:p>[Libavg][8]</text:p>
          </table:table-cell>
          <table:table-cell table:formula="of:=COM.MICROSOFT.CONCAT(&quot;[&quot;;[.A9];&quot;]: &quot;;[.C9])" office:value-type="string" office:string-value="[8]: https://www.libavg.de/reference/current/" calcext:value-type="string">
            <text:p>[8]: https://www.libavg.de/reference/current/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PyForm</text:p>
          </table:table-cell>
          <table:table-cell office:value-type="string" calcext:value-type="string">
            <text:p>https://pyforms.readthedocs.io/en/v4/</text:p>
          </table:table-cell>
          <table:table-cell table:formula="of:=COM.MICROSOFT.CONCAT(&quot;[&quot;;[.B10];&quot;][&quot;;[.A10];&quot;]&quot;)" office:value-type="string" office:string-value="[PyForm][9]" calcext:value-type="string">
            <text:p>[PyForm][9]</text:p>
          </table:table-cell>
          <table:table-cell table:formula="of:=COM.MICROSOFT.CONCAT(&quot;[&quot;;[.A10];&quot;]: &quot;;[.C10])" office:value-type="string" office:string-value="[9]: https://pyforms.readthedocs.io/en/v4/" calcext:value-type="string">
            <text:p>[9]: https://pyforms.readthedocs.io/en/v4/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PyGUI</text:p>
          </table:table-cell>
          <table:table-cell office:value-type="string" calcext:value-type="string">
            <text:p>https://www.csse.canterbury.ac.nz/greg.ewing/python_gui/</text:p>
          </table:table-cell>
          <table:table-cell table:formula="of:=COM.MICROSOFT.CONCAT(&quot;[&quot;;[.B11];&quot;][&quot;;[.A11];&quot;]&quot;)" office:value-type="string" office:string-value="[PyGUI][10]" calcext:value-type="string">
            <text:p>[PyGUI][10]</text:p>
          </table:table-cell>
          <table:table-cell table:formula="of:=COM.MICROSOFT.CONCAT(&quot;[&quot;;[.A11];&quot;]: &quot;;[.C11])" office:value-type="string" office:string-value="[10]: https://www.csse.canterbury.ac.nz/greg.ewing/python_gui/" calcext:value-type="string">
            <text:p>[10]: https://www.csse.canterbury.ac.nz/greg.ewing/python_gui/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Flexx</text:p>
          </table:table-cell>
          <table:table-cell office:value-type="string" calcext:value-type="string">
            <text:p>https://flexx.readthedocs.io/en/latest/</text:p>
          </table:table-cell>
          <table:table-cell table:formula="of:=COM.MICROSOFT.CONCAT(&quot;[&quot;;[.B12];&quot;][&quot;;[.A12];&quot;]&quot;)" office:value-type="string" office:string-value="[Flexx][11]" calcext:value-type="string">
            <text:p>[Flexx][11]</text:p>
          </table:table-cell>
          <table:table-cell table:formula="of:=COM.MICROSOFT.CONCAT(&quot;[&quot;;[.A12];&quot;]: &quot;;[.C12])" office:value-type="string" office:string-value="[11]: https://flexx.readthedocs.io/en/latest/" calcext:value-type="string">
            <text:p>[11]: https://flexx.readthedocs.io/en/latest/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bo</text:p>
          </table:table-cell>
          <table:table-cell office:value-type="string" calcext:value-type="string">
            <text:p>https://dabodev.com/</text:p>
          </table:table-cell>
          <table:table-cell table:formula="of:=COM.MICROSOFT.CONCAT(&quot;[&quot;;[.B13];&quot;][&quot;;[.A13];&quot;]&quot;)" office:value-type="string" office:string-value="[Dabo][12]" calcext:value-type="string">
            <text:p>[Dabo][12]</text:p>
          </table:table-cell>
          <table:table-cell table:formula="of:=COM.MICROSOFT.CONCAT(&quot;[&quot;;[.A13];&quot;]: &quot;;[.C13])" office:value-type="string" office:string-value="[12]: https://dabodev.com/" calcext:value-type="string">
            <text:p>[12]: https://dabodev.com/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Streamlit</text:p>
          </table:table-cell>
          <table:table-cell office:value-type="string" calcext:value-type="string">
            <text:p>https://streamlit.io/</text:p>
          </table:table-cell>
          <table:table-cell table:formula="of:=COM.MICROSOFT.CONCAT(&quot;[&quot;;[.B14];&quot;][&quot;;[.A14];&quot;]&quot;)" office:value-type="string" office:string-value="[Streamlit][13]" calcext:value-type="string">
            <text:p>[Streamlit][13]</text:p>
          </table:table-cell>
          <table:table-cell table:formula="of:=COM.MICROSOFT.CONCAT(&quot;[&quot;;[.A14];&quot;]: &quot;;[.C14])" office:value-type="string" office:string-value="[13]: https://streamlit.io/" calcext:value-type="string">
            <text:p>[13]: https://streamlit.io/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Flet</text:p>
          </table:table-cell>
          <table:table-cell office:value-type="string" calcext:value-type="string">
            <text:p>https://flet.dev/</text:p>
          </table:table-cell>
          <table:table-cell table:formula="of:=COM.MICROSOFT.CONCAT(&quot;[&quot;;[.B15];&quot;][&quot;;[.A15];&quot;]&quot;)" office:value-type="string" office:string-value="[Flet][14]" calcext:value-type="string">
            <text:p>[Flet][14]</text:p>
          </table:table-cell>
          <table:table-cell table:formula="of:=COM.MICROSOFT.CONCAT(&quot;[&quot;;[.A15];&quot;]: &quot;;[.C15])" office:value-type="string" office:string-value="[14]: https://flet.dev/" calcext:value-type="string">
            <text:p>[14]: https://flet.dev/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xtual</text:p>
          </table:table-cell>
          <table:table-cell office:value-type="string" calcext:value-type="string">
            <text:p>https://textual.textualize.io/</text:p>
          </table:table-cell>
          <table:table-cell table:formula="of:=COM.MICROSOFT.CONCAT(&quot;[&quot;;[.B16];&quot;][&quot;;[.A16];&quot;]&quot;)" office:value-type="string" office:string-value="[textual][15]" calcext:value-type="string">
            <text:p>[textual][15]</text:p>
          </table:table-cell>
          <table:table-cell table:formula="of:=COM.MICROSOFT.CONCAT(&quot;[&quot;;[.A16];&quot;]: &quot;;[.C16])" office:value-type="string" office:string-value="[15]: https://textual.textualize.io/" calcext:value-type="string">
            <text:p>[15]: https://textual.textualize.io/</text:p>
          </table:table-cell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W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ZW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rat Kendir</meta:initial-creator>
    <meta:creation-date>2023-04-12T13:41:08.213300695</meta:creation-date>
    <dc:date>2026-04-22T11:31:17.981858513</dc:date>
    <dc:creator>Murat Kendir</dc:creator>
    <meta:editing-duration>PT46M30S</meta:editing-duration>
    <meta:editing-cycles>11</meta:editing-cycles>
    <meta:generator>LibreOffice/24.2.7.2$Linux_X86_64 LibreOffice_project/420$Build-2</meta:generator>
    <meta:document-statistic meta:table-count="1" meta:cell-count="80" meta:object-count="0"/>
  </office:meta>
</office:document-meta>
</file>